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138b33" officeooo:paragraph-rsid="00138b33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38b33" officeooo:paragraph-rsid="00138b33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4abce" officeooo:paragraph-rsid="00138b33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4abce" officeooo:paragraph-rsid="0014abce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b2ebe" officeooo:paragraph-rsid="001b2ebe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c8590" officeooo:paragraph-rsid="001c8590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1dc983" officeooo:paragraph-rsid="001dc983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de492" officeooo:paragraph-rsid="001de492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fbf43" officeooo:paragraph-rsid="001fbf43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216aa8" officeooo:paragraph-rsid="00216aa8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1d56a2" officeooo:paragraph-rsid="001c8590" fo:background-color="transparent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1d56a2" officeooo:paragraph-rsid="001d56a2" fo:background-color="transparent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1dc983" officeooo:paragraph-rsid="001dc983" fo:background-color="transparent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1fbf43" officeooo:paragraph-rsid="001de492" fo:background-color="transparent" style:font-size-asian="14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1fbf43" officeooo:paragraph-rsid="001fbf43" fo:background-color="transparent" style:font-size-asian="14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216aa8" officeooo:paragraph-rsid="00216aa8" fo:background-color="transparent" style:font-size-asian="14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248818" officeooo:paragraph-rsid="00248818" fo:background-color="transparent" style:font-size-asian="14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2682dd" officeooo:paragraph-rsid="002682dd" fo:background-color="transparent" style:font-size-asian="14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rsid="00272f8c" officeooo:paragraph-rsid="00272f8c" fo:background-color="transparent" style:font-size-asian="14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rsid="002949df" officeooo:paragraph-rsid="002949df" fo:background-color="transparent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normal" officeooo:rsid="002949df" officeooo:paragraph-rsid="002ea0d9" fo:background-color="transparent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6pt" fo:font-weight="normal" officeooo:rsid="002ccf83" officeooo:paragraph-rsid="002ccf83" fo:background-color="transparent" style:font-size-asian="14pt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normal" officeooo:rsid="002ccf83" officeooo:paragraph-rsid="002ea0d9" fo:background-color="transparent" style:font-size-asian="14pt" style:font-weight-asian="normal" style:font-size-complex="16pt" style:font-weight-complex="normal"/>
    </style:style>
    <style:style style:name="P24" style:family="paragraph" style:parent-style-name="Standard">
      <style:text-properties fo:font-size="16pt" fo:font-weight="normal" officeooo:rsid="002ae6cf" officeooo:paragraph-rsid="002ea0d9" fo:background-color="transparent" style:font-size-asian="14pt" style:font-weight-asian="normal" style:font-size-complex="16pt" style:font-weight-complex="normal"/>
    </style:style>
    <style:style style:name="P25" style:family="paragraph" style:parent-style-name="Standard">
      <style:text-properties fo:font-size="16pt" fo:font-weight="normal" officeooo:rsid="0031b152" officeooo:paragraph-rsid="0031b152" fo:background-color="transparent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font-weight="bold" officeooo:rsid="0011ce4a" officeooo:paragraph-rsid="00138b33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aebd" officeooo:paragraph-rsid="0014abce" fo:background-color="transparent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efdb" officeooo:paragraph-rsid="0017efdb" fo:background-color="transparent" style:font-size-asian="14pt" style:font-weight-asian="normal" style:font-size-complex="16pt" style:font-weight-complex="normal"/>
    </style:style>
    <style:style style:name="P29" style:family="paragraph" style:parent-style-name="Standard">
      <style:text-properties fo:font-size="16pt" fo:font-style="normal" style:text-underline-style="none" fo:font-weight="normal" officeooo:rsid="0027de76" officeooo:paragraph-rsid="0027de7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text-properties fo:font-size="16pt" fo:font-style="normal" style:text-underline-style="none" fo:font-weight="normal" officeooo:rsid="0028c1b6" officeooo:paragraph-rsid="0028c1b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text-properties fo:font-size="16pt" fo:font-style="italic" style:text-underline-style="solid" style:text-underline-width="auto" style:text-underline-color="font-color" fo:font-weight="normal" officeooo:rsid="0027de76" officeooo:paragraph-rsid="00272f8c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138b33"/>
    </style:style>
    <style:style style:name="P33" style:family="paragraph" style:parent-style-name="Standard">
      <style:paragraph-properties fo:text-align="start" style:justify-single-word="false"/>
      <style:text-properties officeooo:rsid="00138b33" officeooo:paragraph-rsid="00138b33"/>
    </style:style>
    <style:style style:name="P34" style:family="paragraph" style:parent-style-name="Standard">
      <style:text-properties fo:font-size="16pt" fo:font-weight="normal" officeooo:rsid="0031b152" officeooo:paragraph-rsid="0031b152" fo:background-color="transparent" style:font-size-asian="14pt" style:font-weight-asian="normal" style:font-size-complex="16pt" style:font-weight-complex="normal"/>
    </style:style>
    <style:style style:name="P35" style:family="paragraph" style:parent-style-name="Standard">
      <style:text-properties fo:font-size="16pt" fo:font-weight="normal" officeooo:rsid="0033711a" officeooo:paragraph-rsid="0033711a" fo:background-color="transparent" style:font-size-asian="14pt" style:font-weight-asian="normal" style:font-size-complex="16pt" style:font-weight-complex="normal"/>
    </style:style>
    <style:style style:name="P36" style:family="paragraph" style:parent-style-name="Standard">
      <style:text-properties fo:font-size="16pt" fo:font-weight="normal" officeooo:rsid="0035082e" officeooo:paragraph-rsid="0035082e" fo:background-color="transparent" style:font-size-asian="14pt" style:font-weight-asian="normal" style:font-size-complex="16pt" style:font-weight-complex="normal"/>
    </style:style>
    <style:style style:name="P37" style:family="paragraph" style:parent-style-name="Standard">
      <style:text-properties fo:font-size="16pt" fo:font-weight="normal" officeooo:rsid="00359e6c" officeooo:paragraph-rsid="00359e6c" fo:background-color="transparent" style:font-size-asian="14pt" style:font-weight-asian="normal" style:font-size-complex="16pt" style:font-weight-complex="normal"/>
    </style:style>
    <style:style style:name="P38" style:family="paragraph" style:parent-style-name="Standard">
      <style:text-properties fo:font-size="16pt" fo:font-weight="normal" officeooo:rsid="00361ce3" officeooo:paragraph-rsid="00361ce3" fo:background-color="transparent" style:font-size-asian="14pt" style:font-weight-asian="normal" style:font-size-complex="16pt" style:font-weight-complex="normal"/>
    </style:style>
    <style:style style:name="P39" style:family="paragraph" style:parent-style-name="Standard">
      <style:text-properties fo:font-size="16pt" fo:font-weight="normal" officeooo:rsid="0038e91b" officeooo:paragraph-rsid="0038e91b" fo:background-color="transparent" style:font-size-asian="14pt" style:font-weight-asian="normal" style:font-size-complex="16pt" style:font-weight-complex="normal"/>
    </style:style>
    <style:style style:name="P40" style:family="paragraph" style:parent-style-name="Standard">
      <style:text-properties fo:font-size="16pt" fo:font-weight="normal" officeooo:rsid="0039bd4b" officeooo:paragraph-rsid="0039bd4b" fo:background-color="transparent" style:font-size-asian="14pt" style:font-weight-asian="normal" style:font-size-complex="16pt" style:font-weight-complex="normal"/>
    </style:style>
    <style:style style:name="P41" style:family="paragraph" style:parent-style-name="Standard">
      <style:text-properties fo:font-size="16pt" fo:font-weight="normal" officeooo:rsid="003ad426" officeooo:paragraph-rsid="003ad426" fo:background-color="transparent" style:font-size-asian="14pt" style:font-weight-asian="normal" style:font-size-complex="16pt" style:font-weight-complex="normal"/>
    </style:style>
    <style:style style:name="P42" style:family="paragraph" style:parent-style-name="Standard">
      <style:text-properties fo:font-size="16pt" fo:font-weight="normal" officeooo:rsid="003b122a" officeooo:paragraph-rsid="003b122a" fo:background-color="transparent" style:font-size-asian="14pt" style:font-weight-asian="normal" style:font-size-complex="16pt" style:font-weight-complex="normal"/>
    </style:style>
    <style:style style:name="P43" style:family="paragraph" style:parent-style-name="Standard">
      <style:text-properties fo:font-size="16pt" fo:font-weight="normal" officeooo:rsid="003b122a" officeooo:paragraph-rsid="003b122a" fo:background-color="transparent" style:font-size-asian="14pt" style:font-weight-asian="normal" style:font-size-complex="16pt" style:font-weight-complex="normal"/>
    </style:style>
    <style:style style:name="P44" style:family="paragraph" style:parent-style-name="Standard">
      <style:text-properties fo:font-size="16pt" fo:font-weight="normal" officeooo:rsid="003b1e0b" officeooo:paragraph-rsid="003b1e0b" fo:background-color="transparent" style:font-size-asian="14pt" style:font-weight-asian="normal" style:font-size-complex="16pt" style:font-weight-complex="normal"/>
    </style:style>
    <style:style style:name="P45" style:family="paragraph" style:parent-style-name="Standard">
      <style:text-properties fo:font-size="16pt" fo:font-weight="normal" officeooo:rsid="003b1e0b" officeooo:paragraph-rsid="003ccd0c" fo:background-color="transparent" style:font-size-asian="14pt" style:font-weight-asian="normal" style:font-size-complex="16pt" style:font-weight-complex="normal"/>
    </style:style>
    <style:style style:name="P46" style:family="paragraph" style:parent-style-name="Standard">
      <style:text-properties fo:font-size="16pt" fo:font-weight="normal" officeooo:rsid="003b5bec" officeooo:paragraph-rsid="003b5bec" fo:background-color="transparent" style:font-size-asian="14pt" style:font-weight-asian="normal" style:font-size-complex="16pt" style:font-weight-complex="normal"/>
    </style:style>
    <style:style style:name="P47" style:family="paragraph" style:parent-style-name="Standard">
      <style:text-properties fo:font-size="16pt" fo:font-weight="normal" officeooo:rsid="003ca72b" officeooo:paragraph-rsid="003ca72b" fo:background-color="transparent" style:font-size-asian="14pt" style:font-weight-asian="normal" style:font-size-complex="16pt" style:font-weight-complex="normal"/>
    </style:style>
    <style:style style:name="P48" style:family="paragraph" style:parent-style-name="Standard">
      <style:text-properties fo:font-size="16pt" fo:font-weight="normal" officeooo:rsid="003ccd0c" officeooo:paragraph-rsid="003ccd0c" fo:background-color="transparent" style:font-size-asian="14pt" style:font-weight-asian="normal" style:font-size-complex="16pt" style:font-weight-complex="normal"/>
    </style:style>
    <style:style style:name="P49" style:family="paragraph" style:parent-style-name="Standard">
      <style:text-properties fo:font-size="16pt" fo:font-weight="normal" officeooo:rsid="003da5af" officeooo:paragraph-rsid="003da5af" fo:background-color="transparent" style:font-size-asian="14pt" style:font-weight-asian="normal" style:font-size-complex="16pt" style:font-weight-complex="normal"/>
    </style:style>
    <style:style style:name="T1" style:family="text">
      <style:text-properties fo:font-size="16pt" fo:font-weight="bold" officeooo:rsid="00138b33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14abce" style:font-size-asian="14pt" style:font-weight-asian="bold" style:font-size-complex="16pt" style:font-weight-complex="bold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38b33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4abce" style:font-size-asian="14pt" style:font-weight-asian="normal" style:font-size-complex="16pt" style:font-weight-complex="normal"/>
    </style:style>
    <style:style style:name="T6" style:family="text">
      <style:text-properties fo:font-size="16pt" fo:font-style="italic" style:text-underline-style="solid" style:text-underline-width="auto" style:text-underline-color="font-color" fo:font-weight="normal" officeooo:rsid="00138b33" style:font-size-asian="14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size="16pt" fo:font-style="italic" style:text-underline-style="solid" style:text-underline-width="auto" style:text-underline-color="font-color" fo:font-weight="normal" officeooo:rsid="00138b33" fo:background-color="#ffff00" loext:char-shading-value="0" style:font-size-asian="14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8pt" fo:font-weight="bold" officeooo:rsid="0011ce4a" fo:background-color="#ffff00" loext:char-shading-value="0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2bdeb" fo:background-color="#ffff00" loext:char-shading-value="0" style:font-size-asian="18pt" style:font-weight-asian="bold" style:font-size-complex="18pt" style:font-weight-complex="bold"/>
    </style:style>
    <style:style style:name="T10" style:family="text">
      <style:text-properties officeooo:rsid="0015aeb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aebd" style:font-weight-asian="bold" style:font-weight-complex="bold"/>
    </style:style>
    <style:style style:name="T13" style:family="text">
      <style:text-properties fo:font-weight="bold" officeooo:rsid="0027de76" style:font-weight-asian="bold" style:font-weight-complex="bold"/>
    </style:style>
    <style:style style:name="T14" style:family="text">
      <style:text-properties fo:font-weight="bold" officeooo:rsid="002ae6cf" style:font-weight-asian="bold" style:font-weight-complex="bold"/>
    </style:style>
    <style:style style:name="T15" style:family="text">
      <style:text-properties fo:font-weight="bold" officeooo:rsid="00361ce3" style:font-weight-asian="bold" style:font-weight-complex="bold"/>
    </style:style>
    <style:style style:name="T16" style:family="text">
      <style:text-properties fo:font-weight="bold" officeooo:rsid="0039bd4b" style:font-weight-asian="bold" style:font-weight-complex="bold"/>
    </style:style>
    <style:style style:name="T17" style:family="text">
      <style:text-properties fo:font-weight="bold" officeooo:rsid="003b1e0b" style:font-weight-asian="bold" style:font-weight-complex="bold"/>
    </style:style>
    <style:style style:name="T18" style:family="text">
      <style:text-properties fo:font-weight="bold" officeooo:rsid="003ccd0c" style:font-weight-asian="bold" style:font-weight-complex="bold"/>
    </style:style>
    <style:style style:name="T19" style:family="text">
      <style:text-properties fo:font-weight="bold" officeooo:rsid="003da5af" style:font-weight-asian="bold" style:font-weight-complex="bold"/>
    </style:style>
    <style:style style:name="T20" style:family="text">
      <style:text-properties fo:font-weight="bold" fo:background-color="transparent" loext:char-shading-value="0" style:font-weight-asian="bold" style:font-weight-complex="bold"/>
    </style:style>
    <style:style style:name="T21" style:family="text">
      <style:text-properties fo:font-weight="bold" fo:background-color="#ffff00" loext:char-shading-value="0" style:font-weight-asian="bold" style:font-weight-complex="bold"/>
    </style:style>
    <style:style style:name="T22" style:family="text">
      <style:text-properties fo:font-weight="bold" officeooo:rsid="0033eb29" fo:background-color="#ffff00" loext:char-shading-value="0" style:font-weight-asian="bold" style:font-weight-complex="bold"/>
    </style:style>
    <style:style style:name="T23" style:family="text">
      <style:text-properties fo:font-weight="bold" officeooo:rsid="0035082e" fo:background-color="#ffff00" loext:char-shading-value="0" style:font-weight-asian="bold" style:font-weight-complex="bold"/>
    </style:style>
    <style:style style:name="T24" style:family="text">
      <style:text-properties fo:font-weight="bold" officeooo:rsid="00359e6c" fo:background-color="#ffff00" loext:char-shading-value="0" style:font-weight-asian="bold" style:font-weight-complex="bold"/>
    </style:style>
    <style:style style:name="T25" style:family="text">
      <style:text-properties fo:font-weight="bold" fo:background-color="#ffff00" loext:char-shading-value="0" style:font-weight-asian="bold" style:font-weight-complex="bold"/>
    </style:style>
    <style:style style:name="T26" style:family="text">
      <style:text-properties fo:font-weight="bold" officeooo:rsid="0037041d" fo:background-color="#ffff00" loext:char-shading-value="0" style:font-weight-asian="bold" style:font-weight-complex="bold"/>
    </style:style>
    <style:style style:name="T27" style:family="text">
      <style:text-properties fo:font-weight="bold" officeooo:rsid="003ccd0c" fo:background-color="#ffff00" loext:char-shading-value="0" style:font-weight-asian="bold" style:font-weight-complex="bold"/>
    </style:style>
    <style:style style:name="T28" style:family="text">
      <style:text-properties fo:font-weight="bold" officeooo:rsid="003da5af" fo:background-color="#ffff00" loext:char-shading-value="0" style:font-weight-asian="bold" style:font-weight-complex="bold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01d56a2" fo:background-color="#ffff00" loext:char-shading-value="0"/>
    </style:style>
    <style:style style:name="T31" style:family="text">
      <style:text-properties officeooo:rsid="00248818" fo:background-color="#ffff00" loext:char-shading-value="0"/>
    </style:style>
    <style:style style:name="T32" style:family="text">
      <style:text-properties officeooo:rsid="00272f8c" fo:background-color="#ffff00" loext:char-shading-value="0"/>
    </style:style>
    <style:style style:name="T33" style:family="text">
      <style:text-properties officeooo:rsid="0027de76" fo:background-color="#ffff00" loext:char-shading-value="0"/>
    </style:style>
    <style:style style:name="T34" style:family="text">
      <style:text-properties officeooo:rsid="0028c1b6" fo:background-color="#ffff00" loext:char-shading-value="0"/>
    </style:style>
    <style:style style:name="T35" style:family="text">
      <style:text-properties officeooo:rsid="00290d55" fo:background-color="#ffff00" loext:char-shading-value="0"/>
    </style:style>
    <style:style style:name="T36" style:family="text">
      <style:text-properties officeooo:rsid="002ae6cf" fo:background-color="#ffff00" loext:char-shading-value="0"/>
    </style:style>
    <style:style style:name="T37" style:family="text">
      <style:text-properties officeooo:rsid="002ea0d9" fo:background-color="#ffff00" loext:char-shading-value="0"/>
    </style:style>
    <style:style style:name="T38" style:family="text">
      <style:text-properties fo:background-color="#ffff00" loext:char-shading-value="0"/>
    </style:style>
    <style:style style:name="T39" style:family="text">
      <style:text-properties officeooo:rsid="0037041d" fo:background-color="#ffff00" loext:char-shading-value="0"/>
    </style:style>
    <style:style style:name="T40" style:family="text">
      <style:text-properties officeooo:rsid="003ad426" fo:background-color="#ffff00" loext:char-shading-value="0"/>
    </style:style>
    <style:style style:name="T41" style:family="text">
      <style:text-properties officeooo:rsid="003b1e0b" fo:background-color="#ffff00" loext:char-shading-value="0"/>
    </style:style>
    <style:style style:name="T42" style:family="text">
      <style:text-properties officeooo:rsid="003b1e0b" fo:background-color="#ffff00" loext:char-shading-value="0"/>
    </style:style>
    <style:style style:name="T43" style:family="text">
      <style:text-properties officeooo:rsid="003ccd0c" fo:background-color="#ffff00" loext:char-shading-value="0"/>
    </style:style>
    <style:style style:name="T44" style:family="text">
      <style:text-properties officeooo:rsid="003da5af" fo:background-color="#ffff00" loext:char-shading-value="0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15aebd" fo:background-color="#ffff00" loext:char-shading-value="0"/>
    </style:style>
    <style:style style:name="T47" style:family="text">
      <style:text-properties style:text-underline-style="solid" style:text-underline-width="auto" style:text-underline-color="font-color" officeooo:rsid="00290d55" fo:background-color="#ffff00" loext:char-shading-value="0"/>
    </style:style>
    <style:style style:name="T48" style:family="text">
      <style:text-properties style:text-underline-style="solid" style:text-underline-width="auto" style:text-underline-color="font-color" officeooo:rsid="002ea0d9" fo:background-color="#ffff00" loext:char-shading-value="0"/>
    </style:style>
    <style:style style:name="T49" style:family="text">
      <style:text-properties style:text-underline-style="solid" style:text-underline-width="auto" style:text-underline-color="font-color" officeooo:rsid="0033eb29" fo:background-color="#ffff00" loext:char-shading-value="0"/>
    </style:style>
    <style:style style:name="T50" style:family="text">
      <style:text-properties style:text-underline-style="solid" style:text-underline-width="auto" style:text-underline-color="font-color" officeooo:rsid="0039bd4b" fo:background-color="#ffff00" loext:char-shading-value="0"/>
    </style:style>
    <style:style style:name="T51" style:family="text">
      <style:text-properties style:text-underline-style="solid" style:text-underline-width="auto" style:text-underline-color="font-color" officeooo:rsid="003da5af" fo:background-color="#ffff00" loext:char-shading-value="0"/>
    </style:style>
    <style:style style:name="T52" style:family="text">
      <style:text-properties style:text-underline-style="solid" style:text-underline-width="auto" style:text-underline-color="font-color" fo:background-color="transparent" loext:char-shading-value="0"/>
    </style:style>
    <style:style style:name="T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2ae6cf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fo:font-weight="bold" officeooo:rsid="002ea0d9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3ccd0c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officeooo:rsid="003ccd0c"/>
    </style:style>
    <style:style style:name="T60" style:family="text">
      <style:text-properties style:text-underline-style="solid" style:text-underline-width="auto" style:text-underline-color="font-color" officeooo:rsid="003da5af"/>
    </style:style>
    <style:style style:name="T61" style:family="text">
      <style:text-properties style:text-underline-style="none" officeooo:rsid="0015aebd" fo:background-color="transparent" loext:char-shading-value="0"/>
    </style:style>
    <style:style style:name="T62" style:family="text">
      <style:text-properties style:text-underline-style="none" officeooo:rsid="0015aebd" fo:background-color="#ffff00" loext:char-shading-value="0"/>
    </style:style>
    <style:style style:name="T63" style:family="text">
      <style:text-properties style:text-underline-style="none"/>
    </style:style>
    <style:style style:name="T64" style:family="text">
      <style:text-properties officeooo:rsid="001933bf"/>
    </style:style>
    <style:style style:name="T65" style:family="text">
      <style:text-properties officeooo:rsid="001a9bcd"/>
    </style:style>
    <style:style style:name="T66" style:family="text">
      <style:text-properties officeooo:rsid="001b2ebe"/>
    </style:style>
    <style:style style:name="T67" style:family="text">
      <style:text-properties officeooo:rsid="001c8590"/>
    </style:style>
    <style:style style:name="T68" style:family="text">
      <style:text-properties officeooo:rsid="001d56a2"/>
    </style:style>
    <style:style style:name="T69" style:family="text">
      <style:text-properties fo:background-color="transparent" loext:char-shading-value="0"/>
    </style:style>
    <style:style style:name="T70" style:family="text">
      <style:text-properties officeooo:rsid="001d56a2" fo:background-color="transparent" loext:char-shading-value="0"/>
    </style:style>
    <style:style style:name="T71" style:family="text">
      <style:text-properties officeooo:rsid="001fbf43" fo:background-color="transparent" loext:char-shading-value="0"/>
    </style:style>
    <style:style style:name="T72" style:family="text">
      <style:text-properties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7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4" style:family="text">
      <style:text-properties fo:font-style="italic" style:text-underline-style="solid" style:text-underline-width="auto" style:text-underline-color="font-color" officeooo:rsid="00248818" style:font-style-asian="italic" style:font-style-complex="italic"/>
    </style:style>
    <style:style style:name="T75" style:family="text">
      <style:text-properties fo:font-style="italic" style:text-underline-style="solid" style:text-underline-width="auto" style:text-underline-color="font-color" officeooo:rsid="0027de76" style:font-style-asian="italic" style:font-style-complex="italic"/>
    </style:style>
    <style:style style:name="T76" style:family="text">
      <style:text-properties fo:font-style="italic" style:text-underline-style="solid" style:text-underline-width="auto" style:text-underline-color="font-color" officeooo:rsid="0028c1b6" style:font-style-asian="italic" style:font-style-complex="italic"/>
    </style:style>
    <style:style style:name="T77" style:family="text">
      <style:text-properties fo:font-style="italic" style:text-underline-style="solid" style:text-underline-width="auto" style:text-underline-color="font-color" officeooo:rsid="003b122a" style:font-style-asian="italic" style:font-style-complex="italic"/>
    </style:style>
    <style:style style:name="T7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9" style:family="text">
      <style:text-properties fo:font-style="italic" style:text-underline-style="solid" style:text-underline-width="auto" style:text-underline-color="font-color" officeooo:rsid="0033711a" fo:background-color="#ffff00" loext:char-shading-value="0" style:font-style-asian="italic" style:font-style-complex="italic"/>
    </style:style>
    <style:style style:name="T80" style:family="text">
      <style:text-properties fo:font-style="italic" style:text-underline-style="solid" style:text-underline-width="auto" style:text-underline-color="font-color" officeooo:rsid="0037041d" fo:background-color="#ffff00" loext:char-shading-value="0" style:font-style-asian="italic" style:font-style-complex="italic"/>
    </style:style>
    <style:style style:name="T81" style:family="text">
      <style:text-properties fo:font-style="italic" style:text-underline-style="solid" style:text-underline-width="auto" style:text-underline-color="font-color" officeooo:rsid="003da5af" fo:background-color="#ffff00" loext:char-shading-value="0" style:font-style-asian="italic" style:font-style-complex="italic"/>
    </style:style>
    <style:style style:name="T82" style:family="text">
      <style:text-properties fo:font-style="italic" officeooo:rsid="00248818" fo:background-color="#ffff00" loext:char-shading-value="0" style:font-style-asian="italic" style:font-style-complex="italic"/>
    </style:style>
    <style:style style:name="T83" style:family="text">
      <style:text-properties officeooo:rsid="00248818"/>
    </style:style>
    <style:style style:name="T84" style:family="text">
      <style:text-properties officeooo:rsid="002682dd"/>
    </style:style>
    <style:style style:name="T85" style:family="text">
      <style:text-properties officeooo:rsid="00272f8c"/>
    </style:style>
    <style:style style:name="T86" style:family="text">
      <style:text-properties officeooo:rsid="0027de76"/>
    </style:style>
    <style:style style:name="T87" style:family="text">
      <style:text-properties fo:font-style="normal" officeooo:rsid="0027de76" fo:background-color="#ffff00" loext:char-shading-value="0" style:font-style-asian="normal" style:font-style-complex="normal"/>
    </style:style>
    <style:style style:name="T88" style:family="text">
      <style:text-properties officeooo:rsid="0028c1b6"/>
    </style:style>
    <style:style style:name="T89" style:family="text">
      <style:text-properties officeooo:rsid="00290d55"/>
    </style:style>
    <style:style style:name="T90" style:family="text">
      <style:text-properties officeooo:rsid="002ae6cf"/>
    </style:style>
    <style:style style:name="T91" style:family="text">
      <style:text-properties officeooo:rsid="002ea0d9"/>
    </style:style>
    <style:style style:name="T92" style:family="text">
      <style:text-properties officeooo:rsid="0033711a"/>
    </style:style>
    <style:style style:name="T93" style:family="text">
      <style:text-properties officeooo:rsid="0033eb29"/>
    </style:style>
    <style:style style:name="T94" style:family="text">
      <style:text-properties officeooo:rsid="0035082e"/>
    </style:style>
    <style:style style:name="T95" style:family="text">
      <style:text-properties officeooo:rsid="00359e6c"/>
    </style:style>
    <style:style style:name="T96" style:family="text">
      <style:text-properties officeooo:rsid="00361ce3"/>
    </style:style>
    <style:style style:name="T97" style:family="text">
      <style:text-properties officeooo:rsid="0037041d"/>
    </style:style>
    <style:style style:name="T98" style:family="text">
      <style:text-properties officeooo:rsid="0039bd4b"/>
    </style:style>
    <style:style style:name="T99" style:family="text">
      <style:text-properties officeooo:rsid="003ad426"/>
    </style:style>
    <style:style style:name="T100" style:family="text">
      <style:text-properties officeooo:rsid="003b122a"/>
    </style:style>
    <style:style style:name="T101" style:family="text">
      <style:text-properties officeooo:rsid="003b1e0b"/>
    </style:style>
    <style:style style:name="T102" style:family="text">
      <style:text-properties officeooo:rsid="003ca72b"/>
    </style:style>
    <style:style style:name="T103" style:family="text">
      <style:text-properties officeooo:rsid="003ccd0c"/>
    </style:style>
    <style:style style:name="T104" style:family="text">
      <style:text-properties officeooo:rsid="003da5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8">JavaScript Terms </text:span><text:span text:style-name="T9">And Tips</text:span></text:p>
      <text:p text:style-name="P26"/>
      <text:p text:style-name="P26"/>
      <text:p text:style-name="P32"><text:span text:style-name="T4">1. </text:span><text:span text:style-name="T1">Const</text:span><text:span text:style-name="T4">: <text:s/></text:span><text:span text:style-name="T6">Capital-named constants</text:span><text:span text:style-name="T4"> are only used as </text:span><text:span text:style-name="T7">aliases</text:span><text:span text:style-name="T4"> for ‘hard-<text:tab/><text:tab/><text:tab/>coded’ values.</text:span></text:p>
      <text:p text:style-name="P2"><text:tab/> <text:s text:c="7"/>Const can’t be re-assigned.</text:p>
      <text:p text:style-name="P32"><text:span text:style-name="T4"><text:tab/> <text:s text:c="7"/>Const </text:span><text:span text:style-name="T6">must be intialized</text:span><text:span text:style-name="T4"> with some value else will give error.</text:span></text:p>
      <text:p text:style-name="P2"/>
      <text:p text:style-name="P33"><text:span text:style-name="T3">2. </text:span><text:span text:style-name="T2">Special Numeric Values</text:span><text:span text:style-name="T5">: Infinity, -Infinity and NaN.</text:span></text:p>
      <text:p text:style-name="P3"/>
      <text:p text:style-name="P4">3. <text:span text:style-name="T12">Error in JS</text:span><text:span text:style-name="T10"> : If you do, </text:span><text:span text:style-name="T46">typeof null</text:span><text:span text:style-name="T61">, in js. It will give ‘</text:span><text:span text:style-name="T62">object</text:span><text:span text:style-name="T61">’.</text:span></text:p>
      <text:p text:style-name="P27"><text:tab/><text:tab/><text:tab/>That’s an offically error in typeof behaviour, coming from</text:p>
      <text:p text:style-name="P27"><text:tab/><text:tab/><text:tab/>the early days of Js.</text:p>
      <text:p text:style-name="P27"/>
      <text:p text:style-name="P28">4. <text:span text:style-name="T11">Explicit Conversions</text:span>: Number( value ), <text:s/>String( value ), <text:tab/><text:tab/><text:tab/><text:tab/><text:tab/><text:tab/><text:tab/> <text:s text:c="4"/><text:span text:style-name="T64">Boolean( value ), </text:span><text:span text:style-name="T66">+ ( unary plus)</text:span></text:p>
      <text:p text:style-name="P1"/>
      <text:p text:style-name="P1"><text:tab/><text:tab/><text:tab/><text:tab/><text:span text:style-name="T65">Ex: console.log(Number (‘-0’) ) <text:s/>===&gt; 0</text:span></text:p>
      <text:p text:style-name="P1"><text:tab/><text:tab/><text:tab/><text:tab/><text:span text:style-name="T66">Ex: console.log( +‘123’ ) <text:tab/><text:tab/>===&gt; 123</text:span></text:p>
      <text:p text:style-name="P1"><text:tab/><text:tab/><text:tab/><text:tab/><text:span text:style-name="T66">Ex: console.log( +false ) <text:tab/><text:tab/>===&gt; 0</text:span></text:p>
      <text:p text:style-name="P1"/>
      <text:p text:style-name="P5">The <text:span text:style-name="T29">unary + </text:span>actually does the <text:span text:style-name="T29">same thing as Number(value)</text:span>, but is shorter.</text:p>
      <text:p text:style-name="P5"/>
      <text:p text:style-name="P5">5. If we are getting values from HTML form fields, they are usually</text:p>
      <text:p text:style-name="P5"><text:s text:c="4"/>Strings</text:p>
      <text:p text:style-name="P5"/>
      <text:p text:style-name="P5">6. <text:span text:style-name="T67">All operators return a value.</text:span></text:p>
      <text:p text:style-name="P5"/>
      <text:p text:style-name="P6">7. <text:span text:style-name="T68">Comma Operator: The comma operator allows us to evaluate several</text:span></text:p>
      <text:p text:style-name="P6"><text:tab/><text:tab/><text:tab/><text:tab/><text:span text:style-name="T68">expressions, dividing them with a comma </text:span><text:span text:style-name="T30">,</text:span><text:span text:style-name="T70"> Each</text:span></text:p>
      <text:p text:style-name="P11"><text:tab/><text:tab/><text:tab/><text:tab/>of them is evaluated but only the result of the last</text:p>
      <text:p text:style-name="P11"><text:tab/><text:tab/><text:tab/><text:tab/>one is returned.</text:p>
      <text:p text:style-name="P12"><text:s text:c="2"/>Example: let value = (1 + 2, 3 + 4 );</text:p>
      <text:p text:style-name="P12"><text:tab/><text:tab/>alert ( value ) ==&gt; 7</text:p>
      <text:p text:style-name="P12"/>
      <text:p text:style-name="P7"><text:span text:style-name="T69">8. </text:span><text:span text:style-name="T20">In non-strict mode</text:span></text:p>
      <text:p text:style-name="P7"><text:span text:style-name="T69"><text:s text:c="4"/></text:span><text:span text:style-name="T29">We can define variable without being declared</text:span><text:span text:style-name="T69">, Hence no error will be </text:span></text:p>
      <text:p text:style-name="P13"><text:s text:c="4"/>thrown. </text:p>
      <text:p text:style-name="P13"><text:tab/>i.e num = 101; console.log(num) ==&gt; 101</text:p>
      <text:p text:style-name="P7"><text:soft-page-break/><text:span text:style-name="T69">But in </text:span><text:span text:style-name="T20">Strict mode</text:span><text:span text:style-name="T69">, we can’t do that. We </text:span><text:span text:style-name="T29">have to declare a variable before defining it</text:span><text:span text:style-name="T69">.</text:span></text:p>
      <text:p text:style-name="P13">i.e ‘using strict’<text:tab/><text:tab/><text:tab/>// Makes the js to behave as modern way</text:p>
      <text:p text:style-name="P13"><text:s text:c="6"/>num = 101;</text:p>
      <text:p text:style-name="P13"><text:s text:c="6"/>console.log(num)<text:tab/><text:tab/>==&gt; ERROR</text:p>
      <text:p text:style-name="P13"/>
      <text:p text:style-name="P13">We have to do this,</text:p>
      <text:p text:style-name="P13"><text:tab/>‘using strict’</text:p>
      <text:p text:style-name="P13"><text:tab/>let num = 101;<text:tab/><text:tab/>// decalring first, then defining the value to it.</text:p>
      <text:p text:style-name="P13"><text:tab/>cosnole.log(num)<text:tab/>// 101</text:p>
      <text:p text:style-name="P13"/>
      <text:p text:style-name="P8"><text:span text:style-name="T69">9. </text:span><text:span text:style-name="T71">lowercases &gt; uppercase in Js due to the internal encoding table Js uses(Unicode)</text:span></text:p>
      <text:p text:style-name="P14"/>
      <text:p text:style-name="P9"><text:span text:style-name="T69">10. </text:span><text:span text:style-name="T20">Strange result</text:span><text:span text:style-name="T69">: </text:span><text:span text:style-name="T29">null vs 0</text:span></text:p>
      <text:p text:style-name="P15"><text:tab/><text:tab/><text:tab/> <text:s text:c="4"/>alert( null &gt; 0 ) <text:tab/><text:tab/><text:tab/>// false</text:p>
      <text:p text:style-name="P15"><text:tab/><text:tab/><text:tab/> <text:s text:c="4"/>alert( null == 0 )<text:tab/><text:tab/><text:tab/>// false</text:p>
      <text:p text:style-name="P15"><text:tab/><text:tab/><text:tab/> <text:s text:c="4"/>alert( null &gt;= 0 )<text:tab/><text:tab/><text:tab/>// true</text:p>
      <text:p text:style-name="P15"/>
      <text:p text:style-name="P9"><text:span text:style-name="T20">Reason: </text:span><text:span text:style-name="T69">Mathematically, that’s strange. The last result states that ‘null’ is greater than or euqual to zero, so in one of the comparisons above it must be </text:span><text:span text:style-name="T29">true</text:span><text:span text:style-name="T69">, but they are both false.</text:span></text:p>
      <text:p text:style-name="P15"/>
      <text:p text:style-name="P9"><text:span text:style-name="T69">The reason is that an equality check </text:span><text:span text:style-name="T29">==</text:span><text:span text:style-name="T69"> and comparsion </text:span><text:span text:style-name="T29">&gt; &lt; &gt;= &lt;=</text:span><text:span text:style-name="T69"> work differently. Comparisons convert null to a number, treating it as 0. That’s why</text:span><text:span text:style-name="T29"> null&gt;=0 is true</text:span><text:span text:style-name="T69"> and </text:span><text:span text:style-name="T29">null &gt; 0 is false</text:span><text:span text:style-name="T69">.</text:span></text:p>
      <text:p text:style-name="P15"/>
      <text:p text:style-name="P10"><text:span text:style-name="T69">On the other hand, the equality </text:span><text:span text:style-name="T29">check == for undefined and null is defined such that, without any conversions, they equal each other and don’t equal anything else</text:span><text:span text:style-name="T69">. That’s why null == 0 is false.</text:span></text:p>
      <text:p text:style-name="P16"/>
      <text:p text:style-name="P10"><text:span text:style-name="T69">11. </text:span><text:span text:style-name="T52">Comparison operators</text:span><text:span text:style-name="T69"> return a </text:span><text:span text:style-name="T52">Boolean-value</text:span><text:span text:style-name="T69">.</text:span></text:p>
      <text:p text:style-name="P10"><text:span text:style-name="T69"><text:tab/></text:span><text:span text:style-name="T20">Ex:</text:span><text:span text:style-name="T69"> ‘2’ &gt; ‘12’ ===&gt; True</text:span></text:p>
      <text:p text:style-name="P10"><text:span text:style-name="T69"><text:tab/></text:span><text:span text:style-name="T72">lexographical</text:span><text:span text:style-name="T69"> order used for comparison here.</text:span></text:p>
      <text:p text:style-name="P10"><text:span text:style-name="T69"><text:tab/>Dictionary comparison, first</text:span><text:span text:style-name="T29"> char ‘2’ </text:span><text:span text:style-name="T69">is greather than first </text:span><text:span text:style-name="T29">char ‘1</text:span><text:span text:style-name="T69">’</text:span></text:p>
      <text:p text:style-name="P16"/>
      <text:p text:style-name="P16">12. When values of different types are compared, they get converted to</text:p>
      <text:p text:style-name="P16"><text:s text:c="7"/>numbers.</text:p>
      <text:p text:style-name="P16"/>
      <text:p text:style-name="P16"><text:soft-page-break/>13. <text:s/><text:span text:style-name="T83">Due to safety reason, Js forbids using ?? (null coalescing operator)</text:span></text:p>
      <text:p text:style-name="P16"><text:tab/><text:span text:style-name="T83">together with &amp;&amp; and || operators, unless the precedence is explicitly</text:span></text:p>
      <text:p text:style-name="P16"><text:tab/><text:span text:style-name="T74">specified with parantheses</text:span><text:span text:style-name="T83">.</text:span></text:p>
      <text:p text:style-name="P16"><text:tab/><text:span text:style-name="T83">i.e </text:span><text:span text:style-name="T82">It will give error</text:span><text:span text:style-name="T83"> :</text:span></text:p>
      <text:p text:style-name="P16"><text:tab/> <text:s text:c="4"/><text:span text:style-name="T83">let x = </text:span><text:span text:style-name="T31">1 &amp;&amp; 2 ?? 3</text:span><text:span text:style-name="T83">; <text:s text:c="4"/><text:tab/><text:tab/>// </text:span><text:span text:style-name="T31">Syntax Error</text:span></text:p>
      <text:p text:style-name="P16"/>
      <text:p text:style-name="P17">14. <text:s/><text:span text:style-name="T84">A variable declared inside a function is only visible inside that func.</text:span></text:p>
      <text:p text:style-name="P17"/>
      <text:p text:style-name="P18">15. <text:s/><text:span text:style-name="T85">It’s a </text:span><text:span text:style-name="T32">good practice to minimize the use of gloabl variables</text:span><text:span text:style-name="T85">. Modern</text:span></text:p>
      <text:p text:style-name="P18"><text:s text:c="6"/><text:span text:style-name="T85">code has few or no globals. Most variables reside in their functions.</text:span></text:p>
      <text:p text:style-name="P18"/>
      <text:p text:style-name="P19">16. <text:s/><text:span text:style-name="T13">Function</text:span><text:span text:style-name="T86">: </text:span><text:span text:style-name="T75">Default vaues</text:span></text:p>
      <text:p text:style-name="P19"><text:tab/><text:span text:style-name="T86">If a parameter is not provide, then its value becomes </text:span><text:span text:style-name="T87">undefiend</text:span><text:span text:style-name="T86">.</text:span></text:p>
      <text:p text:style-name="P19"><text:tab/><text:span text:style-name="T13">Ex</text:span><text:span text:style-name="T86">: function sum (a, </text:span><text:span text:style-name="T33">b</text:span><text:span text:style-name="T86">) {</text:span></text:p>
      <text:p text:style-name="P19"><text:tab/><text:tab/><text:tab/><text:span text:style-name="T86">alert(</text:span><text:span text:style-name="T33">b</text:span><text:span text:style-name="T86">);<text:tab/><text:tab/><text:tab/>// </text:span><text:span text:style-name="T75">undefined</text:span></text:p>
      <text:p text:style-name="P19"><text:tab/><text:tab/><text:tab/><text:span text:style-name="T86">}</text:span></text:p>
      <text:p text:style-name="P19"><text:tab/><text:tab/><text:span text:style-name="T86">sum(5);<text:tab/><text:tab/><text:tab/><text:tab/>// </text:span><text:span text:style-name="T75">Ony when value passed</text:span></text:p>
      <text:p text:style-name="P31"/>
      <text:p text:style-name="P29"><text:s/><text:tab/><text:span text:style-name="T88">We can </text:span><text:span text:style-name="T76">provide the default value too</text:span><text:span text:style-name="T88">,</text:span></text:p>
      <text:p text:style-name="P29"><text:tab/><text:span text:style-name="T88">i.e function sum (a, </text:span><text:span text:style-name="T34">b = ‘9’</text:span><text:span text:style-name="T88">) {</text:span></text:p>
      <text:p text:style-name="P29"><text:tab/><text:tab/><text:tab/><text:span text:style-name="T88">alert(b);</text:span></text:p>
      <text:p text:style-name="P29"><text:tab/><text:tab/><text:tab/><text:span text:style-name="T88">}</text:span></text:p>
      <text:p text:style-name="P29"><text:tab/><text:tab/><text:span text:style-name="T88">sum(5)</text:span></text:p>
      <text:p text:style-name="P29"/>
      <text:p text:style-name="P30">17. <text:span text:style-name="T89">If </text:span><text:span text:style-name="T35">a function does not return a value</text:span><text:span text:style-name="T89">, it is the same as if it returns</text:span></text:p>
      <text:p text:style-name="P30"><text:s text:c="6"/><text:span text:style-name="T47">undefined</text:span><text:span text:style-name="T89">.</text:span></text:p>
      <text:p text:style-name="P30"><text:tab/><text:span text:style-name="T89">Ex: function doNothing() { <text:s text:c="2"/>}</text:span></text:p>
      <text:p text:style-name="P30"><text:tab/> <text:s text:c="5"/><text:span text:style-name="T89">alert( </text:span><text:span text:style-name="T35">doNothing() == undefined</text:span><text:span text:style-name="T89"> ); <text:s/><text:tab/><text:tab/>// True</text:span></text:p>
      <text:p text:style-name="P16"/>
      <text:p text:style-name="P16"><text:tab/><text:span text:style-name="T89">And</text:span></text:p>
      <text:p text:style-name="P16"><text:tab/><text:tab/><text:span text:style-name="T89">An </text:span><text:span text:style-name="T47">empy return</text:span><text:span text:style-name="T89"> is also the same as </text:span><text:span text:style-name="T47">return undefined</text:span><text:span text:style-name="T89">.</text:span></text:p>
      <text:p text:style-name="P16"><text:tab/><text:tab/><text:span text:style-name="T89">Ex: function doNothing() { </text:span><text:span text:style-name="T35">return</text:span><text:span text:style-name="T89">; }</text:span></text:p>
      <text:p text:style-name="P16"><text:tab/><text:tab/> <text:s text:c="5"/><text:span text:style-name="T89">alert( </text:span><text:span text:style-name="T35">doNothing() == undefined</text:span><text:span text:style-name="T89"> ); <text:tab/>// True</text:span></text:p>
      <text:p text:style-name="P16"/>
      <text:p text:style-name="P16"/>
      <text:p text:style-name="P20">18. <text:s/><text:span text:style-name="T90">In JavaScript, a function is not a ‘magical language structure’, but a</text:span></text:p>
      <text:p text:style-name="P21"><text:s text:c="7"/><text:span text:style-name="T90">special kind of value. </text:span><text:span text:style-name="T91">They can be assigned, copied or declared in</text:span></text:p>
      <text:p text:style-name="P21"><text:span text:style-name="T90"><text:s text:c="7"/></text:span><text:span text:style-name="T91">any place of the code.</text:span></text:p>
      <text:p text:style-name="P24"><text:tab/></text:p>
      <text:p text:style-name="P20"><text:soft-page-break/><text:s text:c="7"/><text:span text:style-name="T14">Example</text:span><text:span text:style-name="T90">: function</text:span><text:span text:style-name="T36"> sayHi</text:span><text:span text:style-name="T90">() {</text:span></text:p>
      <text:p text:style-name="P20"><text:tab/><text:tab/><text:tab/><text:tab/><text:span text:style-name="T90">alert(‘Hello’); }</text:span></text:p>
      <text:p text:style-name="P16"><text:tab/><text:span text:style-name="T90">let func = </text:span><text:span text:style-name="T36">sayHi</text:span><text:span text:style-name="T90">;<text:tab/><text:tab/>// copy</text:span></text:p>
      <text:p text:style-name="P16"><text:tab/><text:span text:style-name="T90">func();<text:tab/><text:tab/><text:tab/><text:tab/>// Hello</text:span></text:p>
      <text:p text:style-name="P16"><text:tab/><text:span text:style-name="T90">sayHi();<text:tab/><text:tab/><text:tab/><text:tab/>// Hello</text:span></text:p>
      <text:p text:style-name="P16"/>
      <text:p text:style-name="P16"/>
      <text:p text:style-name="P16"><text:tab/><text:span text:style-name="T54">Behind the Scenes</text:span><text:span text:style-name="T90">: The function </text:span><text:span text:style-name="T36">declaration creates the function</text:span></text:p>
      <text:p text:style-name="P16"><text:tab/><text:tab/><text:tab/><text:tab/> <text:s text:c="6"/><text:span text:style-name="T90">and </text:span><text:span text:style-name="T36">puts it into the variable named sayHi</text:span><text:span text:style-name="T90">.</text:span></text:p>
      <text:p text:style-name="P16"/>
      <text:p text:style-name="P16"><text:s/><text:tab/><text:span text:style-name="T90">The above example is same as :</text:span></text:p>
      <text:p text:style-name="P16"><text:tab/><text:tab/><text:tab/><text:tab/><text:span text:style-name="T90">let sayHi = function {</text:span></text:p>
      <text:p text:style-name="P16"><text:tab/><text:tab/><text:tab/><text:tab/><text:tab/><text:tab/><text:tab/><text:span text:style-name="T90">alert(‘Hello’);</text:span></text:p>
      <text:p text:style-name="P16"><text:tab/><text:tab/><text:tab/><text:tab/><text:tab/><text:tab/><text:tab/><text:span text:style-name="T90">};</text:span></text:p>
      <text:p text:style-name="P16"><text:tab/><text:tab/><text:tab/><text:tab/><text:span text:style-name="T90">let func = </text:span><text:span text:style-name="T36">sayHi</text:span><text:span text:style-name="T90">;</text:span></text:p>
      <text:p text:style-name="P16"/>
      <text:p text:style-name="P22">19. If the function has parameters/arguments as function, Then those</text:p>
      <text:p text:style-name="P22"><text:s text:c="6"/>arguments are called <text:span text:style-name="T53">callback functions</text:span> or just <text:span text:style-name="T53">callbacks</text:span>.</text:p>
      <text:p text:style-name="P22"/>
      <text:p text:style-name="P22">20. <text:span text:style-name="T11">Function Decalaration</text:span> : A function, declaraed as a separate statement,</text:p>
      <text:p text:style-name="P22"><text:tab/><text:tab/><text:tab/><text:tab/><text:tab/> <text:s/>in the main code flow.</text:p>
      <text:p text:style-name="P22"><text:s text:c="6"/><text:span text:style-name="T11">Function Expression</text:span>: <text:s/>A function, created inside an expression or </text:p>
      <text:p text:style-name="P22"><text:tab/><text:tab/><text:tab/><text:tab/><text:tab/>inside another syntax construct.</text:p>
      <text:p text:style-name="P22"/>
      <text:p text:style-name="P22"><text:s text:c="4"/>The more subtle difference is when a function is created by the </text:p>
      <text:p text:style-name="P22"><text:s text:c="4"/><text:span text:style-name="T21">Javascript Engine</text:span>.</text:p>
      <text:p text:style-name="P22"/>
      <text:p text:style-name="P22"><text:s text:c="4"/>A <text:span text:style-name="T78">Function Expression</text:span> is <text:span text:style-name="T29">created</text:span> <text:span text:style-name="T29">when the execution reaches it</text:span> and is</text:p>
      <text:p text:style-name="P22"><text:s text:c="4"/>usable only from that moment.</text:p>
      <text:p text:style-name="P22"/>
      <text:p text:style-name="P22"><text:s text:c="4"/>A <text:span text:style-name="T78">Function Declaration</text:span> can be <text:span text:style-name="T29">called earlier than it is defined</text:span>.</text:p>
      <text:p text:style-name="P22"/>
      <text:p text:style-name="P22"><text:s text:c="3"/><text:span text:style-name="T91">i.e <text:s/>a global Function Declaration is visible in the whole script, no matter</text:span></text:p>
      <text:p text:style-name="P22"><text:tab/><text:span text:style-name="T91">where it is. That’s due to internal algorithms, When </text:span><text:span text:style-name="T37">Javascrip prepare</text:span></text:p>
      <text:p text:style-name="P22"><text:tab/><text:span text:style-name="T37">to run the scrip</text:span><text:span text:style-name="T91">t, it first looks for </text:span><text:span text:style-name="T55">global Function Declaration</text:span><text:span text:style-name="T91"> in it.</text:span></text:p>
      <text:p text:style-name="P22"><text:tab/><text:span text:style-name="T91">and creates the function, think of it as an ‘</text:span><text:span text:style-name="T48">Initialization Stage</text:span><text:span text:style-name="T91">’.</text:span></text:p>
      <text:p text:style-name="P22"/>
      <text:p text:style-name="P22"><text:s text:c="2"/><text:tab/><text:span text:style-name="T91">And after all the </text:span><text:span text:style-name="T55">Function Decalarations</text:span><text:span text:style-name="T91"> are processed, the code is</text:span></text:p>
      <text:p text:style-name="P22"><text:tab/><text:span text:style-name="T91">executed. So it has access to these functions.</text:span></text:p>
      <text:p text:style-name="P22"><text:soft-page-break/></text:p>
      <text:p text:style-name="P23"><text:s text:c="2"/></text:p>
      <text:p text:style-name="P23"><text:span text:style-name="T55">NOTE</text:span><text:span text:style-name="T91">: In strict mode, when a </text:span><text:span text:style-name="T55">Function Decalaration</text:span><text:span text:style-name="T91"> is </text:span><text:span text:style-name="T37">within a code</text:span><text:span text:style-name="T91"> </text:span></text:p>
      <text:p text:style-name="P22"><text:tab/> <text:s text:c="4"/><text:span text:style-name="T37">block</text:span><text:span text:style-name="T91">, it’s </text:span><text:span text:style-name="T37">visible everywhere inside the block</text:span><text:span text:style-name="T91">.But not outside</text:span></text:p>
      <text:p text:style-name="P22"><text:tab/> <text:s text:c="4"/><text:span text:style-name="T91">of it.</text:span></text:p>
      <text:p text:style-name="P22"/>
      <text:p text:style-name="P25">21. <text:span text:style-name="T11">Arrow Functions</text:span> are handy for one-liners. Often better than Funcion</text:p>
      <text:p text:style-name="P25"><text:tab/><text:tab/><text:tab/><text:tab/> Expression.</text:p>
      <text:p text:style-name="P25"/>
      <text:p text:style-name="P25">22. Semi-colons are not required after code blocks {..} and syntax</text:p>
      <text:p text:style-name="P25"><text:s text:c="6"/>constructs with them like loops.</text:p>
      <text:p text:style-name="P25"/>
      <text:p text:style-name="P25">23. <text:span text:style-name="T92">A </text:span><text:span text:style-name="T79">breakpoint</text:span><text:span text:style-name="T92"> is a point of code where the debugger will automatically</text:span></text:p>
      <text:p text:style-name="P25"><text:s text:c="6"/><text:span text:style-name="T92">pause the JavaScript execution.</text:span></text:p>
      <text:p text:style-name="P25"/>
      <text:p text:style-name="P35">24. <text:span text:style-name="T73">debugger</text:span> command in Js: To pause the code execution.</text:p>
      <text:p text:style-name="P35"/>
      <text:p text:style-name="P35">25. <text:span text:style-name="T22">Linters</text:span><text:span text:style-name="T93">: Linters are tools that can </text:span><text:span text:style-name="T49">automatically check the style</text:span><text:span text:style-name="T93"> of your</text:span></text:p>
      <text:p text:style-name="P35"><text:tab/><text:tab/> <text:s/><text:span text:style-name="T93">code and making improving suggestions.</text:span></text:p>
      <text:p text:style-name="P35"><text:tab/><text:tab/> <text:s/><text:span text:style-name="T94">Well known Linters :</text:span></text:p>
      <text:p text:style-name="P35"><text:tab/><text:tab/> <text:s text:c="2"/><text:span text:style-name="T94">1. </text:span><text:span text:style-name="T23">JSLint</text:span><text:span text:style-name="T94">: one of the first linters.</text:span></text:p>
      <text:p text:style-name="P35"><text:tab/><text:tab/> <text:s text:c="2"/><text:span text:style-name="T94">2. </text:span><text:span text:style-name="T23">JSHint</text:span><text:span text:style-name="T94">: more setting than JSLint.</text:span></text:p>
      <text:p text:style-name="P35"><text:tab/> <text:s text:c="11"/><text:span text:style-name="T94">3. </text:span><text:span text:style-name="T23">ESLint</text:span><text:span text:style-name="T94">: probably the newest one.</text:span></text:p>
      <text:p text:style-name="P35"/>
      <text:p text:style-name="P36"><text:s text:c="2"/><text:tab/><text:tab/>All IDE’s have built-in linting.</text:p>
      <text:p text:style-name="P36"/>
      <text:p text:style-name="P36">26. <text:s/><text:span text:style-name="T95">JS Testing framework: </text:span><text:span text:style-name="T24">MOCHA, Chai (library) and Sinon.</text:span></text:p>
      <text:p text:style-name="P36"/>
      <text:p text:style-name="P37">27. <text:s/><text:span text:style-name="T96">How to make out modern code work on older Js Engines that don’t</text:span></text:p>
      <text:p text:style-name="P37"><text:s text:c="7"/><text:span text:style-name="T96">understand recent features yet ?</text:span></text:p>
      <text:p text:style-name="P37"><text:s text:c="8"/><text:span text:style-name="T96">There are two tools for that:</text:span></text:p>
      <text:p text:style-name="P37"/>
      <text:p text:style-name="P37"><text:span text:style-name="T96"><text:tab/>1. </text:span><text:span text:style-name="T15">Transpilers</text:span></text:p>
      <text:p text:style-name="P38"><text:tab/>2. <text:span text:style-name="T11">Polyfills</text:span></text:p>
      <text:p text:style-name="P38"><text:span text:style-name="T11"/></text:p>
      <text:p text:style-name="P38"><text:span text:style-name="T11"><text:tab/></text:span><text:span text:style-name="T58">TRANSPILER</text:span><text:span text:style-name="T11">: </text:span>A <text:span text:style-name="T73">transpiler</text:span> is a special piece of software that can </text:p>
      <text:p text:style-name="P38"><text:tab/><text:tab/><text:tab/><text:tab/> <text:s/><text:span text:style-name="T38">parse(‘read and understand’) modern code</text:span>, and </text:p>
      <text:p text:style-name="P38"><text:tab/><text:tab/><text:tab/><text:tab/> <text:s/><text:span text:style-name="T38">re-write it using older syntax constructs</text:span>, so that the</text:p>
      <text:p text:style-name="P38"><text:tab/><text:tab/><text:tab/><text:tab/> <text:s text:c="2"/>result would be the same. <text:span text:style-name="T53">Example</text:span>: <text:span text:style-name="T38">bable</text:span>.</text:p>
      <text:p text:style-name="P38"><text:soft-page-break/><text:span text:style-name="T63"><text:tab/></text:span><text:span text:style-name="T58">POLYFILLS</text:span>: New langauge features may include not only syntax</text:p>
      <text:p text:style-name="P38"><text:tab/><text:tab/><text:tab/> <text:s text:c="6"/>constructs and operators, but also built-in functions.</text:p>
      <text:p text:style-name="P38"><text:tab/><text:tab/><text:tab/> <text:s text:c="6"/>Ex: <text:span text:style-name="T11">Math.trunc(n)</text:span> is a function that ‘cuts off’ the</text:p>
      <text:p text:style-name="P38"><text:tab/><text:tab/><text:tab/> <text:s text:c="6"/>decimal part of a number. It’s not available in </text:p>
      <text:p text:style-name="P38"><text:tab/><text:tab/><text:tab/> <text:s text:c="6"/>outdated Js engine.</text:p>
      <text:p text:style-name="P38"/>
      <text:p text:style-name="P38"><text:tab/><text:span text:style-name="T38">A script that updates/adds new function is called a ‘</text:span><text:span text:style-name="T25">polyfill</text:span><text:span text:style-name="T38">’</text:span>.</text:p>
      <text:p text:style-name="P38"><text:tab/>It ‘<text:span text:style-name="T38">fills in’</text:span> the gap and adds missing implementation.</text:p>
      <text:p text:style-name="P38"><text:tab/><text:tab/><text:tab/><text:tab/></text:p>
      <text:p text:style-name="P38"><text:tab/><text:span text:style-name="T97">Two </text:span><text:span text:style-name="T80">intresting libraries of polyfills</text:span><text:span text:style-name="T97"> are :</text:span><text:span text:style-name="T26">core js</text:span><text:span text:style-name="T39">,</text:span><text:span text:style-name="T26"> polyfill.io</text:span><text:span text:style-name="T97">.</text:span></text:p>
      <text:p text:style-name="P38"/>
      <text:p text:style-name="P38"/>
      <text:p text:style-name="P39">28. <text:span text:style-name="T11">Primitive data types</text:span>: Their value contain only a single thing. <text:span text:style-name="T38">Total: 7</text:span></text:p>
      <text:p text:style-name="P39"/>
      <text:p text:style-name="P39">29. <text:span text:style-name="T16">Property Existence test in Objects</text:span><text:span text:style-name="T98"> : Using ‘</text:span><text:span text:style-name="T50">in</text:span><text:span text:style-name="T98">’ Operator.</text:span></text:p>
      <text:p text:style-name="P39"/>
      <text:p text:style-name="P40">30. <text:span text:style-name="T99">The ‘</text:span><text:span text:style-name="T40">for.....in</text:span><text:span text:style-name="T99">’ is </text:span><text:span text:style-name="T40">completely different</text:span><text:span text:style-name="T99"> thing </text:span><text:span text:style-name="T40">from</text:span><text:span text:style-name="T99"> the </text:span><text:span text:style-name="T40">for( ; ; )</text:span><text:span text:style-name="T99">;</text:span></text:p>
      <text:p text:style-name="P40"/>
      <text:p text:style-name="P41">31. <text:span text:style-name="T100">Objects are storeed and copied by ‘</text:span><text:span text:style-name="T77">reference</text:span><text:span text:style-name="T100">’.</text:span></text:p>
      <text:p text:style-name="P41"/>
      <text:p text:style-name="P42">32. A variable assigned to an object stores not the object itself, but it’s</text:p>
      <text:p text:style-name="P42"><text:s text:c="6"/>‘<text:span text:style-name="T73">address in memory</text:span>’ – in other words, a ‘<text:span text:style-name="T73">reference</text:span>’ to it.</text:p>
      <text:p text:style-name="P42"><text:s text:c="7"/><text:span text:style-name="T38">The object is stored somewhere in memory</text:span>, while the variable has a</text:p>
      <text:p text:style-name="P42"><text:s text:c="7"/>‘reference’ to it.</text:p>
      <text:p text:style-name="P42"/>
      <text:p text:style-name="P42">33. <text:s/>When an object variable is copied, the <text:span text:style-name="T73">reference is copied</text:span>, but the</text:p>
      <text:p text:style-name="P42"><text:s text:c="8"/>object itself is not duplicated.</text:p>
      <text:p text:style-name="P42"/>
      <text:p text:style-name="P42">34. <text:s/>Two <text:span text:style-name="T73">obejcts</text:span> are equal <text:span text:style-name="T38">only if they are the same object</text:span>.</text:p>
      <text:p text:style-name="P42"/>
      <text:p text:style-name="P42"><text:s text:c="7"/><text:span text:style-name="T11">Example</text:span>: <text:s/>let a = { };</text:p>
      <text:p text:style-name="P42"><text:tab/><text:tab/> <text:s text:c="6"/>let b = a; <text:s text:c="4"/><text:tab/><text:tab/><text:tab/> // <text:span text:style-name="T38">copy the reference</text:span></text:p>
      <text:p text:style-name="P42"><text:tab/><text:tab/> <text:s text:c="6"/>alert ( a == b )<text:tab/><text:tab/>// <text:s/><text:span text:style-name="T42">true</text:span></text:p>
      <text:p text:style-name="P42"><text:span text:style-name="T42"/></text:p>
      <text:p text:style-name="P43"><text:s text:c="6"/><text:span text:style-name="T17">Example</text:span><text:span text:style-name="T101">: <text:s/>let a = { };</text:span></text:p>
      <text:p text:style-name="P43"><text:tab/><text:tab/> <text:s text:c="5"/><text:span text:style-name="T101">let b = { };<text:tab/><text:tab/><text:tab/>// two independent objects</text:span></text:p>
      <text:p text:style-name="P43"><text:tab/><text:tab/> <text:s text:c="5"/><text:span text:style-name="T101">alert ( a == b);<text:tab/><text:tab/>// </text:span><text:span text:style-name="T41">false</text:span></text:p>
      <text:p text:style-name="P43"/>
      <text:p text:style-name="P44"><text:tab/></text:p>
      <text:p text:style-name="P44"><text:soft-page-break/><text:span text:style-name="T57">NOTE</text:span>: For <text:span text:style-name="T45">comparison like obj1 &gt; obj2</text:span> or for a comparison against</text:p>
      <text:p text:style-name="P44"><text:s text:c="13"/>a <text:span text:style-name="T45">primitive obj == 5</text:span>, <text:span text:style-name="T29">Objects are converted to </text:span><text:span text:style-name="T21">primitives</text:span>.</text:p>
      <text:p text:style-name="P44"/>
      <text:p text:style-name="P44"/>
      <text:p text:style-name="P46">35. <text:span text:style-name="T57">Javascript Engine Optimizations</text:span> Tech<text:span text:style-name="T102">nquies</text:span>:</text:p>
      <text:p text:style-name="P46"><text:s text:c="6"/></text:p>
      <text:p text:style-name="P46">1. <text:span text:style-name="T11">Generational Collection</text:span> – Objects are split into two sets:</text:p>
      <text:p text:style-name="P46"><text:s text:c="4"/>‘new-ones’ and ‘old-ones’. Many objects appear, do their job and</text:p>
      <text:p text:style-name="P46"><text:s text:c="5"/>die fast, they can be cleaned up aggressively. Those that survive for</text:p>
      <text:p text:style-name="P46"><text:s text:c="5"/>long enough, become ‘old’ and are examined less often.</text:p>
      <text:p text:style-name="P46"/>
      <text:p text:style-name="P46">2. <text:span text:style-name="T11">Incrementa Collection</text:span> – If there are many objects, and we try to walk</text:p>
      <text:p text:style-name="P46"><text:s text:c="4"/>and mark the whole oject set once, it may take some time an introduce</text:p>
      <text:p text:style-name="P46"><text:s text:c="4"/>visible delays in the execution. So the engine tries to split the garbage </text:p>
      <text:p text:style-name="P46"><text:s text:c="4"/>collection into pieces. Then the pieces are executed one by one, </text:p>
      <text:p text:style-name="P46"><text:s text:c="4"/>separately That requires some extra bookkeeping between them to track</text:p>
      <text:p text:style-name="P46"><text:s text:c="4"/>changes, but we have many tiny delays instead of a big one.</text:p>
      <text:p text:style-name="P46"/>
      <text:p text:style-name="P46">3. <text:span text:style-name="T11">Idle-time Collection</text:span> – <text:span text:style-name="T102">The garbage collector tries to run only while the</text:span></text:p>
      <text:p text:style-name="P46"><text:s text:c="42"/><text:span text:style-name="T102">CPU is idle, to reduce the possible effect on the</text:span></text:p>
      <text:p text:style-name="P46"><text:s text:c="42"/><text:span text:style-name="T102">execution.</text:span></text:p>
      <text:p text:style-name="P46"/>
      <text:p text:style-name="P47">36. <text:span text:style-name="T56">This Keyword</text:span><text:span text:style-name="T59"> </text:span><text:span text:style-name="T103">– </text:span><text:span text:style-name="T43">To access the object</text:span><text:span text:style-name="T103">, amethod can use the </text:span><text:span text:style-name="T18">this</text:span></text:p>
      <text:p text:style-name="P47"><text:tab/><text:tab/><text:tab/><text:tab/><text:span text:style-name="T103">keyword.</text:span></text:p>
      <text:p text:style-name="P47"/>
      <text:p text:style-name="P47"><text:tab/><text:span text:style-name="T103">The vaue of </text:span><text:span text:style-name="T18">this</text:span><text:span text:style-name="T103"> </text:span><text:span text:style-name="T43">is the object ‘before dot’</text:span><text:span text:style-name="T103">, the </text:span><text:span text:style-name="T59">one used to call the</text:span></text:p>
      <text:p text:style-name="P47"><text:s text:c="10"/><text:span text:style-name="T59">method</text:span><text:span text:style-name="T103">.</text:span></text:p>
      <text:p text:style-name="P47"><text:tab/></text:p>
      <text:p text:style-name="P47"><text:tab/><text:span text:style-name="T103">The value of </text:span><text:span text:style-name="T18">this</text:span><text:span text:style-name="T103"> is </text:span><text:span text:style-name="T43">evaluated during the run-time</text:span><text:span text:style-name="T103">, depending on the</text:span></text:p>
      <text:p text:style-name="P47"><text:tab/><text:span text:style-name="T103">context.</text:span></text:p>
      <text:p text:style-name="P47"/>
      <text:p text:style-name="P47"><text:tab/><text:span text:style-name="T59">Calling without an object</text:span><text:span text:style-name="T103"> :</text:span></text:p>
      <text:p text:style-name="P47"/>
      <text:p text:style-name="P47"><text:tab/><text:span text:style-name="T18">Example</text:span><text:span text:style-name="T103">: function sayHi() { </text:span><text:span text:style-name="T43">alert ( this )</text:span><text:span text:style-name="T103"> }</text:span></text:p>
      <text:p text:style-name="P47"><text:tab/><text:tab/><text:tab/><text:span text:style-name="T43">sayHi()</text:span><text:span text:style-name="T103">; </text:span></text:p>
      <text:p text:style-name="P47"/>
      <text:p text:style-name="P47"><text:s/><text:tab/><text:tab/><text:tab/><text:span text:style-name="T103">In this case, </text:span><text:span text:style-name="T18">this</text:span><text:span text:style-name="T103"> is </text:span><text:span text:style-name="T27">undefined</text:span><text:span text:style-name="T103"> in </text:span><text:span text:style-name="T18">STRICT MODE</text:span><text:span text:style-name="T103">.</text:span></text:p>
      <text:p text:style-name="P47"><text:tab/><text:tab/><text:tab/><text:span text:style-name="T103">If we try to access </text:span><text:span text:style-name="T56">this.name</text:span><text:span text:style-name="T103">, there will be an </text:span><text:span text:style-name="T18">error</text:span><text:span text:style-name="T103">.</text:span></text:p>
      <text:p text:style-name="P47"/>
      <text:p text:style-name="P47"><text:soft-page-break/><text:tab/><text:tab/></text:p>
      <text:p text:style-name="P44"/>
      <text:p text:style-name="P45"><text:tab/><text:tab/><text:tab/><text:span text:style-name="T103">In </text:span><text:span text:style-name="T18">NON-STRICT MODE</text:span><text:span text:style-name="T103">, the value of </text:span><text:span text:style-name="T18">this</text:span><text:span text:style-name="T103"> will be</text:span></text:p>
      <text:p text:style-name="P45"><text:span text:style-name="T103"><text:s text:c="27"/></text:span><text:span text:style-name="T27">global object</text:span><text:span text:style-name="T103"> i.e </text:span><text:span text:style-name="T27">window</text:span><text:span text:style-name="T103">.</text:span></text:p>
      <text:p text:style-name="P45"/>
      <text:p text:style-name="P45"/>
      <text:p text:style-name="P48">37. <text:span text:style-name="T19">Arrow functions</text:span><text:span text:style-name="T104"> have </text:span><text:span text:style-name="T19">no</text:span><text:span text:style-name="T104"> ‘</text:span><text:span text:style-name="T19">this</text:span><text:span text:style-name="T104">’. If we ‘</text:span><text:span text:style-name="T51">reference</text:span><text:span text:style-name="T104">’ </text:span><text:span text:style-name="T19">this</text:span><text:span text:style-name="T104"> from such a</text:span></text:p>
      <text:p text:style-name="P48"><text:s text:c="6"/><text:span text:style-name="T104">function. </text:span><text:span text:style-name="T81">It’s taken from the outer ‘normal’ function</text:span><text:span text:style-name="T104">.</text:span></text:p>
      <text:p text:style-name="P48"><text:s text:c="3"/></text:p>
      <text:p text:style-name="P48"><text:s text:c="6"/><text:span text:style-name="T104">There’s a special feature of arrow functions, it’s useful when we </text:span></text:p>
      <text:p text:style-name="P48"><text:s text:c="7"/><text:span text:style-name="T104">actually </text:span><text:span text:style-name="T44">do not want to have a separate </text:span><text:span text:style-name="T28">this</text:span><text:span text:style-name="T104">, but </text:span><text:span text:style-name="T19">rather</text:span><text:span text:style-name="T104"> to take it </text:span></text:p>
      <text:p text:style-name="P48"><text:s text:c="7"/><text:span text:style-name="T44">from the outer context</text:span><text:span text:style-name="T104">.</text:span></text:p>
      <text:p text:style-name="P48"><text:s text:c="7"/></text:p>
      <text:p text:style-name="P48"/>
      <text:p text:style-name="P49">38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5:57:09.547654123</meta:creation-date>
    <dc:date>2020-12-29T17:57:04.581422633</dc:date>
    <meta:editing-duration>PT4H26M11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8" meta:paragraph-count="203" meta:word-count="1601" meta:character-count="9829" meta:non-whitespace-character-count="7558"/>
  </office:meta>
</office:document-meta>
</file>